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99882" officeooo:paragraph-rsid="00199882"/>
    </style:style>
    <style:style style:name="P2" style:family="paragraph" style:parent-style-name="Heading_20_2">
      <style:text-properties officeooo:rsid="00199882" officeooo:paragraph-rsid="00199882"/>
    </style:style>
    <style:style style:name="P3" style:family="paragraph" style:parent-style-name="Standard">
      <style:text-properties officeooo:rsid="0019797e" officeooo:paragraph-rsid="0019797e"/>
    </style:style>
    <style:style style:name="P4" style:family="paragraph" style:parent-style-name="Standard">
      <style:text-properties officeooo:paragraph-rsid="0019797e"/>
    </style:style>
    <style:style style:name="P5" style:family="paragraph" style:parent-style-name="Text_20_body">
      <style:paragraph-properties fo:text-align="center" style:justify-single-word="false"/>
      <style:text-properties officeooo:rsid="0019797e" officeooo:paragraph-rsid="0019797e"/>
    </style:style>
    <style:style style:name="P6" style:family="paragraph" style:parent-style-name="Text_20_body">
      <style:text-properties officeooo:paragraph-rsid="00199882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99882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officeooo:rsid="0019797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Projektowanie Obiektowe</text:p>
      <text:p text:style-name="P5">Projekt rozwiązania – symulacja układu logiczneg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Patryk Kuszneruk</text:p>
      <text:p text:style-name="P3">I rok, 2 stopień Informatyka Stosowana, st. niestacjonarne.</text:p>
      <text:p text:style-name="P4"><text:span text:style-name="T1">Nr. albumu: </text:span>1207426 </text:p>
      <text:p text:style-name="P4"/>
      <text:p text:style-name="P4"/>
      <text:p text:style-name="P4"/>
      <text:p text:style-name="P4"><text:soft-page-break/></text:p>
      <text:h text:style-name="P1" text:outline-level="1">Cel zadania</text:h>
      <text:p text:style-name="P7">Zadanie polega na stworzeniu symulacji układu logicznego składającego się z połączonych układów scalonych, które operują na stanach 0 i 1 (LOW i HIGH). Symulacja będzie uwzględniała czas propagacji sygnału, czyli czas potrzebny na uzyskanie przez wyjścia stanu odpowiadającego stanowi wejść.</text:p>
      <text:p text:style-name="P8">Założenia:</text:p>
      <text:list text:style-name="L2">
        <text:list-item>
          <text:p text:style-name="P9">Układy scalone są kombinacyjne, czyli stan ich wyjść zależy tylko od stanu wejść.</text:p>
        </text:list-item>
        <text:list-item>
          <text:p text:style-name="P9">Symulacja uwzględnia czas propagacji sygnału, który jest stały i identyczny dla wszystkich układów.</text:p>
        </text:list-item>
        <text:list-item>
          <text:p text:style-name="P9">Czas propagacji oznacza czas, po którym stan wyjść układu zmienia się na zgodny z aktualnym stanem wejść.</text:p>
        </text:list-item>
        <text:list-item>
          <text:p text:style-name="P9">W symulacji występują testy poprawności dla schematu i symulacji.</text:p>
        </text:list-item>
        <text:list-item>
          <text:p text:style-name="P10">Istnieje możliwość optymalizacji układu poprzez usunięcie elementów, których brak nie zmieni wyniku symulacji.</text:p>
        </text:list-item>
      </text:list>
      <text:p text:style-name="P8">Proces symulacji będzie polegał na przekazywaniu stanów wejść przez połączone układy scalone, a następnie oczekiwaniu na czas propagacji sygnału, po którym sprawdzane będzie, jaki jest stan wyjść.</text:p>
      <text:p text:style-name="P6"/>
      <text:h text:style-name="P1" text:outline-level="1">Opis rozwiązania</text:h>
      <text:p text:style-name="P6"/>
      <text:h text:style-name="P2" text:outline-level="2">Wzorce projektowe</text:h>
      <text:p text:style-name="P6"/>
      <text:h text:style-name="P2" text:outline-level="2">Diagram kla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99882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9:31:36.136000000</meta:creation-date>
    <dc:date>2024-04-27T19:43:40.962000000</dc:date>
    <meta:editing-duration>PT12M5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17" meta:word-count="166" meta:character-count="1190" meta:non-whitespace-character-count="1044"/>
  </office:meta>
</office:document-meta>
</file>